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1"/>
    </style:style>
    <style:style style:name="ce4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rror = part - mono" table:style-name="ta1">
        <table:shapes>
          <draw:frame draw:z-index="0" draw:style-name="gr1" draw:text-style-name="P1" svg:width="758.69pt" svg:height="460.06pt" svg:x="13.21pt" svg:y="115.94pt">
            <loext:p draw:notify-on-update-of-ranges="'error = part - mono'.A3:'error = part - mono'.A17 'error = part - mono'.A21:'error = part - mono'.A21 'error = part - mono'.B3:'error = part - mono'.B17 'error = part - mono'.L11:'error = part - mono'.L20 'error = part - mono'.A24:'error = part - mono'.A24 'error = part - mono'.M11:'error = part - mono'.M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79.29pt" svg:y="569.2pt">
            <loext:p draw:notify-on-update-of-ranges="'error = part - mono'.A9:'error = part - mono'.A18 'error = part - mono'.B1:'error = part - mono'.B1 'error = part - mono'.B9:'error = part - mono'.B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pt" svg:height="255.23pt" svg:x="827.12pt" svg:y="268.81pt">
            <loext:p draw:notify-on-update-of-ranges="'error = part - mono'.A3:'error = part - mono'.A17 'error = part - mono'.F1:'error = part - mono'.F1 'error = part - mono'.F3:'error = part - mono'.F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2pt" svg:height="255.23pt" svg:x="551.14pt" svg:y="569.23pt">
            <loext:p draw:notify-on-update-of-ranges="'error = part - mono'.A9:'error = part - mono'.A18 'error = part - mono'.F1:'error = part - mono'.F1 'error = part - mono'.F9:'error = part - mono'.F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63.84pt" svg:y="911.62pt">
            <loext:p draw:notify-on-update-of-ranges="'error = part - mono'.A73:'error = part - mono'.A82 'error = part - mono'.B72:'error = part - mono'.B8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office:value-type="string" calcext:value-type="string">
            <text:p>error_disp_x</text:p>
          </table:table-cell>
          <table:table-cell office:value-type="string" calcext:value-type="string">
            <text:p>error_disp_y</text:p>
          </table:table-cell>
          <table:table-cell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table:style-name="ce2" office:value-type="float" office:value="0.00000001" calcext:value-type="float">
            <text:p>1.00E-08</text:p>
          </table:table-cell>
          <table:table-cell table:style-name="ce4" office:value-type="float" office:value="0.0545985499474" calcext:value-type="float">
            <text:p>0.0546</text:p>
          </table:table-cell>
          <table:table-cell table:style-name="ce2" office:value-type="float" office:value="0.0000198724278111" calcext:value-type="float">
            <text:p>1.99E-05</text:p>
          </table:table-cell>
          <table:table-cell office:value-type="float" office:value="0.000231900507782" calcext:value-type="float">
            <text:p>0.0002319005</text:p>
          </table:table-cell>
          <table:table-cell table:style-name="ce2" office:value-type="float" office:value="0.0000388400695616" calcext:value-type="float">
            <text:p>3.88E-05</text:p>
          </table:table-cell>
          <table:table-cell office:value-type="float" office:value="6.33402872146" calcext:value-type="float">
            <text:p>6.3340287215</text:p>
          </table:table-cell>
          <table:table-cell office:value-type="float" office:value="0.828273702406" calcext:value-type="float">
            <text:p>0.8282737024</text:p>
          </table:table-cell>
          <table:table-cell office:value-type="float" office:value="8.94763105338" calcext:value-type="float">
            <text:p>8.9476310534</text:p>
          </table:table-cell>
          <table:table-cell office:value-type="float" office:value="0.289696546361" calcext:value-type="float">
            <text:p>0.2896965464</text:p>
          </table:table-cell>
          <table:table-cell table:number-columns-repeated="4"/>
        </table:table-row>
        <table:table-row table:style-name="ro1">
          <table:table-cell table:style-name="ce2" office:value-type="float" office:value="0.0000001" calcext:value-type="float">
            <text:p>1.00E-07</text:p>
          </table:table-cell>
          <table:table-cell table:style-name="ce4" office:value-type="float" office:value="0.0545985643051" calcext:value-type="float">
            <text:p>0.0546</text:p>
          </table:table-cell>
          <table:table-cell table:style-name="ce2" office:value-type="float" office:value="0.000019872607421" calcext:value-type="float">
            <text:p>1.99E-05</text:p>
          </table:table-cell>
          <table:table-cell office:value-type="float" office:value="0.000231900604217" calcext:value-type="float">
            <text:p>0.0002319006</text:p>
          </table:table-cell>
          <table:table-cell table:style-name="ce2" office:value-type="float" office:value="0.0000388400771964" calcext:value-type="float">
            <text:p>3.88E-05</text:p>
          </table:table-cell>
          <table:table-cell office:value-type="float" office:value="6.33403088504" calcext:value-type="float">
            <text:p>6.334030885</text:p>
          </table:table-cell>
          <table:table-cell office:value-type="float" office:value="0.828284687215" calcext:value-type="float">
            <text:p>0.8282846872</text:p>
          </table:table-cell>
          <table:table-cell office:value-type="float" office:value="8.94763671654" calcext:value-type="float">
            <text:p>8.9476367165</text:p>
          </table:table-cell>
          <table:table-cell office:value-type="float" office:value="0.289696546459" calcext:value-type="float">
            <text:p>0.2896965465</text:p>
          </table:table-cell>
          <table:table-cell table:number-columns-repeated="4"/>
        </table:table-row>
        <table:table-row table:style-name="ro1">
          <table:table-cell table:style-name="ce2" office:value-type="float" office:value="0.000001" calcext:value-type="float">
            <text:p>1.00E-06</text:p>
          </table:table-cell>
          <table:table-cell table:style-name="ce4" office:value-type="float" office:value="0.054598541238" calcext:value-type="float">
            <text:p>0.0546</text:p>
          </table:table-cell>
          <table:table-cell table:style-name="ce2" office:value-type="float" office:value="0.0000198732945298" calcext:value-type="float">
            <text:p>1.99E-05</text:p>
          </table:table-cell>
          <table:table-cell office:value-type="float" office:value="0.000231900404252" calcext:value-type="float">
            <text:p>0.0002319004</text:p>
          </table:table-cell>
          <table:table-cell table:style-name="ce2" office:value-type="float" office:value="0.0000388400038994" calcext:value-type="float">
            <text:p>3.88E-05</text:p>
          </table:table-cell>
          <table:table-cell office:value-type="float" office:value="6.33402692473" calcext:value-type="float">
            <text:p>6.3340269247</text:p>
          </table:table-cell>
          <table:table-cell office:value-type="float" office:value="0.828238794816" calcext:value-type="float">
            <text:p>0.8282387948</text:p>
          </table:table-cell>
          <table:table-cell office:value-type="float" office:value="8.94766504494" calcext:value-type="float">
            <text:p>8.9476650449</text:p>
          </table:table-cell>
          <table:table-cell office:value-type="float" office:value="0.289695731923" calcext:value-type="float">
            <text:p>0.2896957319</text:p>
          </table:table-cell>
          <table:table-cell table:number-columns-repeated="4"/>
        </table:table-row>
        <table:table-row table:style-name="ro1">
          <table:table-cell table:style-name="ce2" office:value-type="float" office:value="0.00001" calcext:value-type="float">
            <text:p>1.00E-05</text:p>
          </table:table-cell>
          <table:table-cell table:style-name="ce4" office:value-type="float" office:value="0.0546006916542" calcext:value-type="float">
            <text:p>0.0546</text:p>
          </table:table-cell>
          <table:table-cell table:style-name="ce2" office:value-type="float" office:value="0.0000198323116788" calcext:value-type="float">
            <text:p>1.98E-05</text:p>
          </table:table-cell>
          <table:table-cell office:value-type="float" office:value="0.000231923851014" calcext:value-type="float">
            <text:p>0.0002319239</text:p>
          </table:table-cell>
          <table:table-cell table:style-name="ce2" office:value-type="float" office:value="0.000038842495003" calcext:value-type="float">
            <text:p>3.88E-05</text:p>
          </table:table-cell>
          <table:table-cell office:value-type="float" office:value="6.33380744015" calcext:value-type="float">
            <text:p>6.3338074402</text:p>
          </table:table-cell>
          <table:table-cell office:value-type="float" office:value="0.827194553626" calcext:value-type="float">
            <text:p>0.8271945536</text:p>
          </table:table-cell>
          <table:table-cell office:value-type="float" office:value="8.94687723947" calcext:value-type="float">
            <text:p>8.9468772395</text:p>
          </table:table-cell>
          <table:table-cell office:value-type="float" office:value="0.289753586219" calcext:value-type="float">
            <text:p>0.2897535862</text:p>
          </table:table-cell>
          <table:table-cell table:number-columns-repeated="4"/>
        </table:table-row>
        <table:table-row table:style-name="ro1">
          <table:table-cell table:style-name="ce2" office:value-type="float" office:value="0.0001" calcext:value-type="float">
            <text:p>1.00E-04</text:p>
          </table:table-cell>
          <table:table-cell table:style-name="ce4" office:value-type="float" office:value="0.0545552139203" calcext:value-type="float">
            <text:p>0.0546</text:p>
          </table:table-cell>
          <table:table-cell table:style-name="ce2" office:value-type="float" office:value="0.0000194408946885" calcext:value-type="float">
            <text:p>1.94E-05</text:p>
          </table:table-cell>
          <table:table-cell office:value-type="float" office:value="0.000231588216543" calcext:value-type="float">
            <text:p>0.0002315882</text:p>
          </table:table-cell>
          <table:table-cell table:style-name="ce2" office:value-type="float" office:value="0.0000388187848304" calcext:value-type="float">
            <text:p>3.88E-05</text:p>
          </table:table-cell>
          <table:table-cell office:value-type="float" office:value="6.33104715519" calcext:value-type="float">
            <text:p>6.3310471552</text:p>
          </table:table-cell>
          <table:table-cell office:value-type="float" office:value="0.81839035323" calcext:value-type="float">
            <text:p>0.8183903532</text:p>
          </table:table-cell>
          <table:table-cell office:value-type="float" office:value="8.94230439348" calcext:value-type="float">
            <text:p>8.9423043935</text:p>
          </table:table-cell>
          <table:table-cell office:value-type="float" office:value="0.289351132306" calcext:value-type="float">
            <text:p>0.2893511323</text:p>
          </table:table-cell>
          <table:table-cell table:number-columns-repeated="4"/>
        </table:table-row>
        <table:table-row table:style-name="ro1">
          <table:table-cell table:style-name="ce2" office:value-type="float" office:value="0.001" calcext:value-type="float">
            <text:p>1.00E-03</text:p>
          </table:table-cell>
          <table:table-cell table:style-name="ce4" office:value-type="float" office:value="0.0541710389802" calcext:value-type="float">
            <text:p>0.0542</text:p>
          </table:table-cell>
          <table:table-cell table:style-name="ce2" office:value-type="float" office:value="0.0000236485663768" calcext:value-type="float">
            <text:p>2.36E-05</text:p>
          </table:table-cell>
          <table:table-cell office:value-type="float" office:value="0.000227773379458" calcext:value-type="float">
            <text:p>0.0002277734</text:p>
          </table:table-cell>
          <table:table-cell table:style-name="ce2" office:value-type="float" office:value="0.0000383828864513" calcext:value-type="float">
            <text:p>3.84E-05</text:p>
          </table:table-cell>
          <table:table-cell office:value-type="float" office:value="6.32598871746" calcext:value-type="float">
            <text:p>6.3259887175</text:p>
          </table:table-cell>
          <table:table-cell office:value-type="float" office:value="0.998762071262" calcext:value-type="float">
            <text:p>0.9987620713</text:p>
          </table:table-cell>
          <table:table-cell office:value-type="float" office:value="8.93615916418" calcext:value-type="float">
            <text:p>8.9361591642</text:p>
          </table:table-cell>
          <table:table-cell office:value-type="float" office:value="0.283795468827" calcext:value-type="float">
            <text:p>0.2837954688</text:p>
          </table:table-cell>
          <table:table-cell table:number-columns-repeated="4"/>
        </table:table-row>
        <table:table-row table:style-name="ro1">
          <table:table-cell table:style-name="ce2" office:value-type="float" office:value="0.01" calcext:value-type="float">
            <text:p>1.00E-02</text:p>
          </table:table-cell>
          <table:table-cell table:style-name="ce4" office:value-type="float" office:value="0.0537179300401" calcext:value-type="float">
            <text:p>0.0537</text:p>
          </table:table-cell>
          <table:table-cell table:style-name="ce2" office:value-type="float" office:value="0.0000215494755108" calcext:value-type="float">
            <text:p>2.15E-05</text:p>
          </table:table-cell>
          <table:table-cell office:value-type="float" office:value="0.000224677778196" calcext:value-type="float">
            <text:p>0.0002246778</text:p>
          </table:table-cell>
          <table:table-cell table:style-name="ce2" office:value-type="float" office:value="0.0000377783578963" calcext:value-type="float">
            <text:p>3.78E-05</text:p>
          </table:table-cell>
          <table:table-cell office:value-type="float" office:value="6.29185485886" calcext:value-type="float">
            <text:p>6.2918548589</text:p>
          </table:table-cell>
          <table:table-cell office:value-type="float" office:value="0.957708307108" calcext:value-type="float">
            <text:p>0.9577083071</text:p>
          </table:table-cell>
          <table:table-cell office:value-type="float" office:value="8.98841769295" calcext:value-type="float">
            <text:p>8.988417693</text:p>
          </table:table-cell>
          <table:table-cell office:value-type="float" office:value="0.294146689204" calcext:value-type="float">
            <text:p>0.2941466892</text:p>
          </table:table-cell>
          <table:table-cell table:number-columns-repeated="4"/>
        </table:table-row>
        <table:table-row table:style-name="ro1">
          <table:table-cell table:style-name="ce2" office:value-type="float" office:value="0.02" calcext:value-type="float">
            <text:p>2.00E-02</text:p>
          </table:table-cell>
          <table:table-cell table:style-name="ce4" office:value-type="float" office:value="0.0576454231232" calcext:value-type="float">
            <text:p>0.0576</text:p>
          </table:table-cell>
          <table:table-cell table:style-name="ce2" office:value-type="float" office:value="0.0000216193918615" calcext:value-type="float">
            <text:p>2.16E-05</text:p>
          </table:table-cell>
          <table:table-cell office:value-type="float" office:value="0.000256507086961" calcext:value-type="float">
            <text:p>0.0002565071</text:p>
          </table:table-cell>
          <table:table-cell table:style-name="ce2" office:value-type="float" office:value="0.0000432226381395" calcext:value-type="float">
            <text:p>4.32E-05</text:p>
          </table:table-cell>
          <table:table-cell office:value-type="float" office:value="6.43024179201" calcext:value-type="float">
            <text:p>6.430241792</text:p>
          </table:table-cell>
          <table:table-cell office:value-type="float" office:value="0.808452213074" calcext:value-type="float">
            <text:p>0.8084522131</text:p>
          </table:table-cell>
          <table:table-cell office:value-type="float" office:value="8.9260118168" calcext:value-type="float">
            <text:p>8.9260118168</text:p>
          </table:table-cell>
          <table:table-cell office:value-type="float" office:value="0.397808665427" calcext:value-type="float">
            <text:p>0.3978086654</text:p>
          </table:table-cell>
          <table:table-cell table:number-columns-repeated="4"/>
        </table:table-row>
        <table:table-row table:style-name="ro1">
          <table:table-cell table:style-name="ce2" office:value-type="float" office:value="0.03" calcext:value-type="float">
            <text:p>3.00E-02</text:p>
          </table:table-cell>
          <table:table-cell table:style-name="ce4" office:value-type="float" office:value="0.0590284678207" calcext:value-type="float">
            <text:p>0.0590</text:p>
          </table:table-cell>
          <table:table-cell table:style-name="ce2" office:value-type="float" office:value="0.0000854908496333" calcext:value-type="float">
            <text:p>8.55E-05</text:p>
          </table:table-cell>
          <table:table-cell office:value-type="float" office:value="0.000254524598114" calcext:value-type="float">
            <text:p>0.0002545246</text:p>
          </table:table-cell>
          <table:table-cell table:style-name="ce2" office:value-type="float" office:value="0.0000406515573165" calcext:value-type="float">
            <text:p>4.07E-05</text:p>
          </table:table-cell>
          <table:table-cell office:value-type="float" office:value="7.38483795321" calcext:value-type="float">
            <text:p>7.3848379532</text:p>
          </table:table-cell>
          <table:table-cell office:value-type="float" office:value="5.25946575091" calcext:value-type="float">
            <text:p>5.2594657509</text:p>
          </table:table-cell>
          <table:table-cell office:value-type="float" office:value="10.2154434928" calcext:value-type="float">
            <text:p>10.2154434928</text:p>
          </table:table-cell>
          <table:table-cell office:value-type="float" office:value="0.359217007405" calcext:value-type="float">
            <text:p>0.3592170074</text:p>
          </table:table-cell>
          <table:table-cell table:number-columns-repeated="2"/>
          <table:table-cell table:style-name="ce2" office:value-type="float" office:value="0.01" calcext:value-type="float">
            <text:p>1.00E-02</text:p>
          </table:table-cell>
          <table:table-cell office:value-type="float" office:value="0.00672971739806" calcext:value-type="float">
            <text:p>0.0067297174</text:p>
          </table:table-cell>
        </table:table-row>
        <table:table-row table:style-name="ro1">
          <table:table-cell table:style-name="ce2" office:value-type="float" office:value="0.04" calcext:value-type="float">
            <text:p>4.00E-02</text:p>
          </table:table-cell>
          <table:table-cell table:style-name="ce4" office:value-type="float" office:value="0.0663534270307" calcext:value-type="float">
            <text:p>0.0664</text:p>
          </table:table-cell>
          <table:table-cell table:style-name="ce2" office:value-type="float" office:value="0.0000456348999507" calcext:value-type="float">
            <text:p>4.56E-05</text:p>
          </table:table-cell>
          <table:table-cell office:value-type="float" office:value="0.00033992480375" calcext:value-type="float">
            <text:p>0.0003399248</text:p>
          </table:table-cell>
          <table:table-cell table:style-name="ce2" office:value-type="float" office:value="0.0000580065299396" calcext:value-type="float">
            <text:p>5.80E-05</text:p>
          </table:table-cell>
          <table:table-cell office:value-type="float" office:value="8.66002577292" calcext:value-type="float">
            <text:p>8.6600257729</text:p>
          </table:table-cell>
          <table:table-cell office:value-type="float" office:value="4.47151608643" calcext:value-type="float">
            <text:p>4.4715160864</text:p>
          </table:table-cell>
          <table:table-cell office:value-type="float" office:value="14.924525906" calcext:value-type="float">
            <text:p>14.924525906</text:p>
          </table:table-cell>
          <table:table-cell office:value-type="float" office:value="0.744592999755" calcext:value-type="float">
            <text:p>0.7445929998</text:p>
          </table:table-cell>
          <table:table-cell table:number-columns-repeated="2"/>
          <table:table-cell table:style-name="ce2" office:value-type="float" office:value="0.001" calcext:value-type="float">
            <text:p>1.00E-03</text:p>
          </table:table-cell>
          <table:table-cell office:value-type="float" office:value="0.00665254645801" calcext:value-type="float">
            <text:p>0.0066525465</text:p>
          </table:table-cell>
        </table:table-row>
        <table:table-row table:style-name="ro1">
          <table:table-cell table:style-name="ce2" office:value-type="float" office:value="0.05" calcext:value-type="float">
            <text:p>5.00E-02</text:p>
          </table:table-cell>
          <table:table-cell table:style-name="ce4" office:value-type="float" office:value="0.112385438774" calcext:value-type="float">
            <text:p>0.1124</text:p>
          </table:table-cell>
          <table:table-cell office:value-type="float" office:value="0.000660728139829" calcext:value-type="float">
            <text:p>0.0006607281</text:p>
          </table:table-cell>
          <table:table-cell office:value-type="float" office:value="0.00113721561" calcext:value-type="float">
            <text:p>0.0011372156</text:p>
          </table:table-cell>
          <table:table-cell office:value-type="float" office:value="0.000173076346938" calcext:value-type="float">
            <text:p>0.0001730763</text:p>
          </table:table-cell>
          <table:table-cell office:value-type="float" office:value="16.7073392166" calcext:value-type="float">
            <text:p>16.7073392166</text:p>
          </table:table-cell>
          <table:table-cell office:value-type="float" office:value="29.0057005287" calcext:value-type="float">
            <text:p>29.0057005287</text:p>
          </table:table-cell>
          <table:table-cell office:value-type="float" office:value="54.9578688455" calcext:value-type="float">
            <text:p>54.9578688455</text:p>
          </table:table-cell>
          <table:table-cell office:value-type="float" office:value="3.94435969461" calcext:value-type="float">
            <text:p>3.9443596946</text:p>
          </table:table-cell>
          <table:table-cell table:number-columns-repeated="2"/>
          <table:table-cell table:style-name="ce2" office:value-type="float" office:value="0.0001" calcext:value-type="float">
            <text:p>1.00E-04</text:p>
          </table:table-cell>
          <table:table-cell office:value-type="float" office:value="0.00668596320907" calcext:value-type="float">
            <text:p>0.0066859632</text:p>
          </table:table-cell>
        </table:table-row>
        <table:table-row table:style-name="ro1">
          <table:table-cell table:style-name="ce2" office:value-type="float" office:value="0.06" calcext:value-type="float">
            <text:p>6.00E-02</text:p>
          </table:table-cell>
          <table:table-cell table:style-name="ce4" office:value-type="float" office:value="0.0774506377623" calcext:value-type="float">
            <text:p>0.0775</text:p>
          </table:table-cell>
          <table:table-cell office:value-type="float" office:value="0.000234898520968" calcext:value-type="float">
            <text:p>0.0002348985</text:p>
          </table:table-cell>
          <table:table-cell office:value-type="float" office:value="0.000517916183244" calcext:value-type="float">
            <text:p>0.0005179162</text:p>
          </table:table-cell>
          <table:table-cell office:value-type="float" office:value="0.000112556640622" calcext:value-type="float">
            <text:p>0.0001125566</text:p>
          </table:table-cell>
          <table:table-cell office:value-type="float" office:value="11.8757554152" calcext:value-type="float">
            <text:p>11.8757554152</text:p>
          </table:table-cell>
          <table:table-cell office:value-type="float" office:value="22.1705395991" calcext:value-type="float">
            <text:p>22.1705395991</text:p>
          </table:table-cell>
          <table:table-cell office:value-type="float" office:value="20.846746407" calcext:value-type="float">
            <text:p>20.846746407</text:p>
          </table:table-cell>
          <table:table-cell office:value-type="float" office:value="1.39514824138" calcext:value-type="float">
            <text:p>1.3951482414</text:p>
          </table:table-cell>
          <table:table-cell table:number-columns-repeated="2"/>
          <table:table-cell table:style-name="ce2" office:value-type="float" office:value="0.00001" calcext:value-type="float">
            <text:p>1.00E-05</text:p>
          </table:table-cell>
          <table:table-cell office:value-type="float" office:value="0.00668676632239" calcext:value-type="float">
            <text:p>0.0066867663</text:p>
          </table:table-cell>
        </table:table-row>
        <table:table-row table:style-name="ro1">
          <table:table-cell table:style-name="ce2" office:value-type="float" office:value="0.07" calcext:value-type="float">
            <text:p>7.00E-02</text:p>
          </table:table-cell>
          <table:table-cell table:style-name="ce4" office:value-type="float" office:value="1.06767541224" calcext:value-type="float">
            <text:p>1.0677</text:p>
          </table:table-cell>
          <table:table-cell office:value-type="float" office:value="0.00743861407684" calcext:value-type="float">
            <text:p>0.0074386141</text:p>
          </table:table-cell>
          <table:table-cell office:value-type="float" office:value="0.087790841694" calcext:value-type="float">
            <text:p>0.0877908417</text:p>
          </table:table-cell>
          <table:table-cell office:value-type="float" office:value="0.017081348599" calcext:value-type="float">
            <text:p>0.0170813486</text:p>
          </table:table-cell>
          <table:table-cell office:value-type="float" office:value="102.952823025" calcext:value-type="float">
            <text:p>102.952823025</text:p>
          </table:table-cell>
          <table:table-cell office:value-type="float" office:value="608.044972206" calcext:value-type="float">
            <text:p>608.044972206</text:p>
          </table:table-cell>
          <table:table-cell office:value-type="float" office:value="2260.07007088" calcext:value-type="float">
            <text:p>2260.07007088</text:p>
          </table:table-cell>
          <table:table-cell office:value-type="float" office:value="402.52487855" calcext:value-type="float">
            <text:p>402.52487855</text:p>
          </table:table-cell>
          <table:table-cell table:number-columns-repeated="2"/>
          <table:table-cell table:style-name="ce2" office:value-type="float" office:value="0.000001" calcext:value-type="float">
            <text:p>1.00E-06</text:p>
          </table:table-cell>
          <table:table-cell office:value-type="float" office:value="0.00668671891485" calcext:value-type="float">
            <text:p>0.0066867189</text:p>
          </table:table-cell>
        </table:table-row>
        <table:table-row table:style-name="ro1">
          <table:table-cell table:style-name="ce2" office:value-type="float" office:value="0.08" calcext:value-type="float">
            <text:p>8.00E-02</text:p>
          </table:table-cell>
          <table:table-cell table:style-name="ce4" office:value-type="float" office:value="0.946023837217" calcext:value-type="float">
            <text:p>0.9460</text:p>
          </table:table-cell>
          <table:table-cell office:value-type="float" office:value="0.00962897093264" calcext:value-type="float">
            <text:p>0.0096289709</text:p>
          </table:table-cell>
          <table:table-cell office:value-type="float" office:value="0.0719210743953" calcext:value-type="float">
            <text:p>0.0719210744</text:p>
          </table:table-cell>
          <table:table-cell office:value-type="float" office:value="0.014865533392" calcext:value-type="float">
            <text:p>0.0148655334</text:p>
          </table:table-cell>
          <table:table-cell office:value-type="float" office:value="107.52243015" calcext:value-type="float">
            <text:p>107.52243015</text:p>
          </table:table-cell>
          <table:table-cell office:value-type="float" office:value="1393.18042675" calcext:value-type="float">
            <text:p>1393.18042675</text:p>
          </table:table-cell>
          <table:table-cell office:value-type="float" office:value="2252.51765539" calcext:value-type="float">
            <text:p>2252.51765539</text:p>
          </table:table-cell>
          <table:table-cell office:value-type="float" office:value="165.036741017" calcext:value-type="float">
            <text:p>165.036741017</text:p>
          </table:table-cell>
          <table:table-cell table:number-columns-repeated="2"/>
          <table:table-cell table:style-name="ce2" office:value-type="float" office:value="0.0000001" calcext:value-type="float">
            <text:p>1.00E-07</text:p>
          </table:table-cell>
          <table:table-cell office:value-type="float" office:value="0.00668670078945" calcext:value-type="float">
            <text:p>0.0066867008</text:p>
          </table:table-cell>
        </table:table-row>
        <table:table-row table:style-name="ro1">
          <table:table-cell table:style-name="ce2" office:value-type="float" office:value="0.09" calcext:value-type="float">
            <text:p>9.00E-02</text:p>
          </table:table-cell>
          <table:table-cell table:style-name="ce4" office:value-type="float" office:value="3.32247468024" calcext:value-type="float">
            <text:p>3.3225</text:p>
          </table:table-cell>
          <table:table-cell office:value-type="float" office:value="0.224555489878" calcext:value-type="float">
            <text:p>0.2245554899</text:p>
          </table:table-cell>
          <table:table-cell office:value-type="float" office:value="1.05050317588" calcext:value-type="float">
            <text:p>1.0505031759</text:p>
          </table:table-cell>
          <table:table-cell office:value-type="float" office:value="0.247003509877" calcext:value-type="float">
            <text:p>0.2470035099</text:p>
          </table:table-cell>
          <table:table-cell office:value-type="float" office:value="505.135962328" calcext:value-type="float">
            <text:p>505.135962328</text:p>
          </table:table-cell>
          <table:table-cell office:value-type="float" office:value="38751.9938654" calcext:value-type="float">
            <text:p>38751.9938654</text:p>
          </table:table-cell>
          <table:table-cell office:value-type="float" office:value="45343.2352701" calcext:value-type="float">
            <text:p>45343.2352701</text:p>
          </table:table-cell>
          <table:table-cell office:value-type="float" office:value="3213.87234877" calcext:value-type="float">
            <text:p>3213.87234877</text:p>
          </table:table-cell>
          <table:table-cell table:number-columns-repeated="2"/>
          <table:table-cell table:style-name="ce2" office:value-type="float" office:value="0.02" calcext:value-type="float">
            <text:p>2.00E-02</text:p>
          </table:table-cell>
          <table:table-cell office:value-type="float" office:value="0.00719713061167" calcext:value-type="float">
            <text:p>0.0071971306</text:p>
          </table:table-cell>
        </table:table-row>
        <table:table-row table:style-name="ro1">
          <table:table-cell table:style-name="ce2" office:value-type="float" office:value="0.1" calcext:value-type="float">
            <text:p>1.00E-01</text:p>
          </table:table-cell>
          <table:table-cell table:style-name="ce4" office:value-type="float" office:value="0.357247462918" calcext:value-type="float">
            <text:p>0.3572</text:p>
          </table:table-cell>
          <table:table-cell table:style-name="ce2" office:value-type="float" office:value="0.0047162732797" calcext:value-type="float">
            <text:p>4.72E-03</text:p>
          </table:table-cell>
          <table:table-cell office:value-type="float" office:value="0.013917072836" calcext:value-type="float">
            <text:p>0.0139170728</text:p>
          </table:table-cell>
          <table:table-cell table:style-name="ce2" office:value-type="float" office:value="0.00364712217396" calcext:value-type="float">
            <text:p>3.65E-03</text:p>
          </table:table-cell>
          <table:table-cell office:value-type="float" office:value="59.0616985481" calcext:value-type="float">
            <text:p>59.0616985481</text:p>
          </table:table-cell>
          <table:table-cell office:value-type="float" office:value="677.145127616" calcext:value-type="float">
            <text:p>677.145127616</text:p>
          </table:table-cell>
          <table:table-cell office:value-type="float" office:value="467.616373119" calcext:value-type="float">
            <text:p>467.616373119</text:p>
          </table:table-cell>
          <table:table-cell office:value-type="float" office:value="46.1655729155" calcext:value-type="float">
            <text:p>46.1655729155</text:p>
          </table:table-cell>
          <table:table-cell table:number-columns-repeated="2"/>
          <table:table-cell table:style-name="ce2" office:value-type="float" office:value="0.03" calcext:value-type="float">
            <text:p>3.00E-02</text:p>
          </table:table-cell>
          <table:table-cell office:value-type="float" office:value="0.814853899363" calcext:value-type="float">
            <text:p>0.8148538994</text:p>
          </table:table-cell>
        </table:table-row>
        <table:table-row table:style-name="ro1">
          <table:table-cell table:number-columns-repeated="11"/>
          <table:table-cell table:style-name="ce2" office:value-type="float" office:value="0.04" calcext:value-type="float">
            <text:p>4.00E-02</text:p>
          </table:table-cell>
          <table:table-cell office:value-type="float" office:value="0.0361234222038" calcext:value-type="float">
            <text:p>0.0361234222</text:p>
          </table:table-cell>
        </table:table-row>
        <table:table-row table:style-name="ro1">
          <table:table-cell table:number-columns-repeated="11"/>
          <table:table-cell table:style-name="ce2" office:value-type="float" office:value="0.05" calcext:value-type="float">
            <text:p>5.00E-02</text:p>
          </table:table-cell>
          <table:table-cell office:value-type="float" office:value="3.82224210067" calcext:value-type="float">
            <text:p>3.8222421007</text:p>
          </table:table-cell>
        </table:table-row>
        <table:table-row table:style-name="ro1">
          <table:table-cell table:style-name="ce3" office:value-type="string" calcext:value-type="string">
            <text:p>Δt = 10⁻²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" office:value-type="string" calcext:value-type="string">
            <text:p>Δt = 5 · 10⁻³</text:p>
          </table:table-cell>
          <table:table-cell table:number-columns-repeated="12"/>
        </table:table-row>
        <table:table-row table:style-name="ro1" table:number-rows-repeated="44">
          <table:table-cell table:number-columns-repeated="13"/>
        </table:table-row>
        <table:table-row table:style-name="ro1">
          <table:table-cell/>
          <table:table-cell office:value-type="string" calcext:value-type="string">
            <text:p>REMOVE OFFSET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office:value-type="string" calcext:value-type="string">
            <text:p>error_force</text:p>
          </table:table-cell>
          <table:table-cell table:number-columns-repeated="10"/>
        </table:table-row>
        <table:table-row table:style-name="ro1">
          <table:table-cell office:value-type="float" office:value="0.00000001" calcext:value-type="float">
            <text:p>0.00000001</text:p>
          </table:table-cell>
          <table:table-cell table:formula="of:=[.B3]-MIN([.$B$3:.$B$18])" office:value-type="float" office:value="0.000880619907299998" calcext:value-type="float">
            <text:p>0.0008806199</text:p>
          </table:table-cell>
          <table:table-cell table:formula="of:=[.F3]-MIN([.$F$3:.$F$17])" office:value-type="float" office:value="0.0421738626000003" calcext:value-type="float">
            <text:p>0.0421738626</text:p>
          </table:table-cell>
          <table:table-cell table:number-columns-repeated="10"/>
        </table:table-row>
        <table:table-row table:style-name="ro1">
          <table:table-cell office:value-type="float" office:value="0.0000001" calcext:value-type="float">
            <text:p>0.0000001</text:p>
          </table:table-cell>
          <table:table-cell table:formula="of:=[.B4]-MIN([.$B$3:.$B$18])" office:value-type="float" office:value="0.000880634264999999" calcext:value-type="float">
            <text:p>0.0008806343</text:p>
          </table:table-cell>
          <table:table-cell table:formula="of:=[.F4]-MIN([.$F$3:.$F$17])" office:value-type="float" office:value="0.0421760261799999" calcext:value-type="float">
            <text:p>0.0421760262</text:p>
          </table:table-cell>
          <table:table-cell table:number-columns-repeated="10"/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table:formula="of:=[.B5]-MIN([.$B$3:.$B$18])" office:value-type="float" office:value="0.000880611197899998" calcext:value-type="float">
            <text:p>0.0008806112</text:p>
          </table:table-cell>
          <table:table-cell table:formula="of:=[.F5]-MIN([.$F$3:.$F$17])" office:value-type="float" office:value="0.04217206587" calcext:value-type="float">
            <text:p>0.0421720659</text:p>
          </table:table-cell>
          <table:table-cell table:number-columns-repeated="10"/>
        </table:table-row>
        <table:table-row table:style-name="ro1">
          <table:table-cell office:value-type="float" office:value="0.00001" calcext:value-type="float">
            <text:p>0.00001</text:p>
          </table:table-cell>
          <table:table-cell table:formula="of:=[.B6]-MIN([.$B$3:.$B$18])" office:value-type="float" office:value="0.000882761614099996" calcext:value-type="float">
            <text:p>0.0008827616</text:p>
          </table:table-cell>
          <table:table-cell table:formula="of:=[.F6]-MIN([.$F$3:.$F$17])" office:value-type="float" office:value="0.0419525812900003" calcext:value-type="float">
            <text:p>0.0419525813</text:p>
          </table:table-cell>
          <table:table-cell table:number-columns-repeated="10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formula="of:=[.B7]-MIN([.$B$3:.$B$18])" office:value-type="float" office:value="0.000837283880199997" calcext:value-type="float">
            <text:p>0.0008372839</text:p>
          </table:table-cell>
          <table:table-cell table:formula="of:=[.F7]-MIN([.$F$3:.$F$17])" office:value-type="float" office:value="0.0391922963300004" calcext:value-type="float">
            <text:p>0.0391922963</text:p>
          </table:table-cell>
          <table:table-cell table:number-columns-repeated="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B8]-MIN([.$B$3:.$B$18])" office:value-type="float" office:value="0.000453108940099999" calcext:value-type="float">
            <text:p>0.0004531089</text:p>
          </table:table-cell>
          <table:table-cell table:formula="of:=[.F8]-MIN([.$F$3:.$F$17])" office:value-type="float" office:value="0.0341338585999997" calcext:value-type="float">
            <text:p>0.0341338586</text:p>
          </table:table-cell>
          <table:table-cell table:number-columns-repeated="10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[.B9]-MIN([.$B$3:.$B$18])" office:value-type="float" office:value="0" calcext:value-type="float">
            <text:p>0</text:p>
          </table:table-cell>
          <table:table-cell table:formula="of:=[.F9]-MIN([.$F$3:.$F$1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float" office:value="0.02" calcext:value-type="float">
            <text:p>0.02</text:p>
          </table:table-cell>
          <table:table-cell table:formula="of:=[.B10]-MIN([.$B$3:.$B$18])" office:value-type="float" office:value="0.0039274930831" calcext:value-type="float">
            <text:p>0.0039274931</text:p>
          </table:table-cell>
          <table:table-cell table:formula="of:=[.F10]-MIN([.$F$3:.$F$17])" office:value-type="float" office:value="0.138386933150001" calcext:value-type="float">
            <text:p>0.1383869332</text:p>
          </table:table-cell>
          <table:table-cell table:number-columns-repeated="10"/>
        </table:table-row>
        <table:table-row table:style-name="ro1">
          <table:table-cell table:style-name="ce1" office:value-type="float" office:value="0.03" calcext:value-type="float">
            <text:p>0.03</text:p>
          </table:table-cell>
          <table:table-cell table:formula="of:=[.B11]-MIN([.$B$3:.$B$18])" office:value-type="float" office:value="0.0053105377806" calcext:value-type="float">
            <text:p>0.0053105378</text:p>
          </table:table-cell>
          <table:table-cell table:formula="of:=[.F11]-MIN([.$F$3:.$F$17])" office:value-type="float" office:value="1.09298309435" calcext:value-type="float">
            <text:p>1.0929830944</text:p>
          </table:table-cell>
          <table:table-cell table:number-columns-repeated="10"/>
        </table:table-row>
        <table:table-row table:style-name="ro1">
          <table:table-cell table:style-name="ce1" office:value-type="float" office:value="0.04" calcext:value-type="float">
            <text:p>0.04</text:p>
          </table:table-cell>
          <table:table-cell table:formula="of:=[.B12]-MIN([.$B$3:.$B$18])" office:value-type="float" office:value="0.0126354969906" calcext:value-type="float">
            <text:p>0.012635497</text:p>
          </table:table-cell>
          <table:table-cell table:formula="of:=[.F12]-MIN([.$F$3:.$F$17])" office:value-type="float" office:value="2.36817091406" calcext:value-type="float">
            <text:p>2.3681709141</text:p>
          </table:table-cell>
          <table:table-cell table:number-columns-repeated="10"/>
        </table:table-row>
        <table:table-row table:style-name="ro1">
          <table:table-cell table:style-name="ce1" office:value-type="float" office:value="0.05" calcext:value-type="float">
            <text:p>0.05</text:p>
          </table:table-cell>
          <table:table-cell table:formula="of:=[.B13]-MIN([.$B$3:.$B$18])" office:value-type="float" office:value="0.0586675087339" calcext:value-type="float">
            <text:p>0.0586675087</text:p>
          </table:table-cell>
          <table:table-cell table:formula="of:=[.F13]-MIN([.$F$3:.$F$17])" office:value-type="float" office:value="10.41548435774" calcext:value-type="float">
            <text:p>10.4154843577</text:p>
          </table:table-cell>
          <table:table-cell table:number-columns-repeated="10"/>
        </table:table-row>
        <table:table-row table:style-name="ro1">
          <table:table-cell table:style-name="ce1" office:value-type="float" office:value="0.06" calcext:value-type="float">
            <text:p>0.06</text:p>
          </table:table-cell>
          <table:table-cell table:formula="of:=[.B14]-MIN([.$B$3:.$B$18])" office:value-type="float" office:value="0.0237327077222" calcext:value-type="float">
            <text:p>0.0237327077</text:p>
          </table:table-cell>
          <table:table-cell table:formula="of:=[.F14]-MIN([.$F$3:.$F$17])" office:value-type="float" office:value="5.58390055634" calcext:value-type="float">
            <text:p>5.5839005563</text:p>
          </table:table-cell>
          <table:table-cell table:number-columns-repeated="10"/>
        </table:table-row>
        <table:table-row table:style-name="ro1">
          <table:table-cell table:style-name="ce1" office:value-type="float" office:value="0.07" calcext:value-type="float">
            <text:p>0.07</text:p>
          </table:table-cell>
          <table:table-cell table:formula="of:=[.B15]-MIN([.$B$3:.$B$18])" office:value-type="float" office:value="1.0139574821999" calcext:value-type="float">
            <text:p>1.0139574822</text:p>
          </table:table-cell>
          <table:table-cell table:formula="of:=[.F15]-MIN([.$F$3:.$F$17])" office:value-type="float" office:value="96.66096816614" calcext:value-type="float">
            <text:p>96.6609681661</text:p>
          </table:table-cell>
          <table:table-cell table:number-columns-repeated="10"/>
        </table:table-row>
        <table:table-row table:style-name="ro1">
          <table:table-cell table:style-name="ce1" office:value-type="float" office:value="0.08" calcext:value-type="float">
            <text:p>0.08</text:p>
          </table:table-cell>
          <table:table-cell table:formula="of:=[.B16]-MIN([.$B$3:.$B$18])" office:value-type="float" office:value="0.8923059071769" calcext:value-type="float">
            <text:p>0.8923059072</text:p>
          </table:table-cell>
          <table:table-cell table:formula="of:=[.F16]-MIN([.$F$3:.$F$17])" office:value-type="float" office:value="101.23057529114" calcext:value-type="float">
            <text:p>101.2305752911</text:p>
          </table:table-cell>
          <table:table-cell table:number-columns-repeated="10"/>
        </table:table-row>
        <table:table-row table:style-name="ro1">
          <table:table-cell table:style-name="ce1" office:value-type="float" office:value="0.09" calcext:value-type="float">
            <text:p>0.09</text:p>
          </table:table-cell>
          <table:table-cell table:formula="of:=[.B17]-MIN([.$B$3:.$B$18])" office:value-type="float" office:value="3.2687567501999" calcext:value-type="float">
            <text:p>3.2687567502</text:p>
          </table:table-cell>
          <table:table-cell table:formula="of:=[.F17]-MIN([.$F$3:.$F$17])" office:value-type="float" office:value="498.84410746914" calcext:value-type="float">
            <text:p>498.8441074691</text:p>
          </table:table-cell>
          <table:table-cell table:number-columns-repeated="10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formula="of:=[.B18]-MIN([.$B$3:.$B$18])" office:value-type="float" office:value="0.3035295328779" calcext:value-type="float">
            <text:p>0.3035295329</text:p>
          </table:table-cell>
          <table:table-cell table:number-columns-repeated="11"/>
        </table:table-row>
      </table:table>
      <table:table table:name="error = part - part" table:style-name="ta1">
        <table:shapes>
          <draw:frame draw:z-index="0" draw:style-name="gr1" draw:text-style-name="P1" svg:width="453.51pt" svg:height="255.09pt" svg:x="61.4pt" svg:y="267.85pt">
            <loext:p draw:notify-on-update-of-ranges="'error = part - part'.A3:'error = part - part'.A17 'error = part - part'.B1:'error = part - part'.B1 'error = part - part'.B3:'error = part - part'.B1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626.71pt" svg:y="97.91pt">
            <loext:p draw:notify-on-update-of-ranges="'error = part - part'.A3:'error = part - part'.A8 'error = part - part'.B1:'error = part - part'.B1 'error = part - part'.B3:'error = part - part'.B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53.51pt" svg:height="255.09pt" svg:x="611.15pt" svg:y="361.45pt">
            <loext:p draw:notify-on-update-of-ranges="'error = part - part'.A9:'error = part - part'.A17 'error = part - part'.B1:'error = part - part'.B1 'error = part - part'.B9:'error = part - part'.B1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7" table:default-cell-style-name="ce2"/>
        <table:table-column table:style-name="co7" table:default-cell-style-name="Default"/>
        <table:table-column table:style-name="co7" table:number-columns-repeated="3" table:default-cell-style-name="ce2"/>
        <table:table-column table:style-name="co7" table:number-columns-repeated="4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>
          <table:table-cell office:value-type="float" office:value="0.00000001" calcext:value-type="float">
            <text:p>1.00E-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" calcext:value-type="float">
            <text:p>1.00E-07</text:p>
          </table:table-cell>
          <table:table-cell table:style-name="ce2" office:value-type="float" office:value="0.0000715729368679" calcext:value-type="float">
            <text:p>7.16E-05</text:p>
          </table:table-cell>
          <table:table-cell office:value-type="float" office:value="0.000000000518509015008" calcext:value-type="float">
            <text:p>5.19E-10</text:p>
          </table:table-cell>
          <table:table-cell office:value-type="float" office:value="0.000000000515357157701" calcext:value-type="float">
            <text:p>5.15E-10</text:p>
          </table:table-cell>
          <table:table-cell office:value-type="float" office:value="0.0000000000686648163069" calcext:value-type="float">
            <text:p>6.87E-11</text:p>
          </table:table-cell>
          <table:table-cell office:value-type="float" office:value="0.0106320721414" calcext:value-type="float">
            <text:p>0.0106320721</text:p>
          </table:table-cell>
          <table:table-cell table:style-name="ce2" office:value-type="float" office:value="0.0000187244617473" calcext:value-type="float">
            <text:p>1.87E-05</text:p>
          </table:table-cell>
          <table:table-cell table:style-name="ce2" office:value-type="float" office:value="0.0000172104328824" calcext:value-type="float">
            <text:p>1.72E-05</text:p>
          </table:table-cell>
          <table:table-cell table:style-name="ce2" office:value-type="float" office:value="0.000000830388855677" calcext:value-type="float">
            <text:p>8.30E-07</text:p>
          </table:table-cell>
        </table:table-row>
        <table:table-row table:style-name="ro1">
          <table:table-cell office:value-type="float" office:value="0.000001" calcext:value-type="float">
            <text:p>1.00E-06</text:p>
          </table:table-cell>
          <table:table-cell office:value-type="float" office:value="0.000275253733668" calcext:value-type="float">
            <text:p>0.0002752537</text:p>
          </table:table-cell>
          <table:table-cell office:value-type="float" office:value="0.00000000577219340327" calcext:value-type="float">
            <text:p>5.77E-09</text:p>
          </table:table-cell>
          <table:table-cell office:value-type="float" office:value="0.00000000593259521627" calcext:value-type="float">
            <text:p>5.93E-09</text:p>
          </table:table-cell>
          <table:table-cell office:value-type="float" office:value="0.000000000831410473112" calcext:value-type="float">
            <text:p>8.31E-10</text:p>
          </table:table-cell>
          <table:table-cell office:value-type="float" office:value="0.037948816334" calcext:value-type="float">
            <text:p>0.0379488163</text:p>
          </table:table-cell>
          <table:table-cell office:value-type="float" office:value="0.000175862986745" calcext:value-type="float">
            <text:p>0.000175863</text:p>
          </table:table-cell>
          <table:table-cell office:value-type="float" office:value="0.000267804872248" calcext:value-type="float">
            <text:p>0.0002678049</text:p>
          </table:table-cell>
          <table:table-cell table:style-name="ce2" office:value-type="float" office:value="0.0000108244000659" calcext:value-type="float">
            <text:p>1.08E-05</text:p>
          </table:table-cell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000859290660941" calcext:value-type="float">
            <text:p>0.0008592907</text:p>
          </table:table-cell>
          <table:table-cell office:value-type="float" office:value="0.000000050934285181" calcext:value-type="float">
            <text:p>5.09E-08</text:p>
          </table:table-cell>
          <table:table-cell office:value-type="float" office:value="0.0000000634185316213" calcext:value-type="float">
            <text:p>6.34E-08</text:p>
          </table:table-cell>
          <table:table-cell office:value-type="float" office:value="0.00000000764484343398" calcext:value-type="float">
            <text:p>7.64E-09</text:p>
          </table:table-cell>
          <table:table-cell office:value-type="float" office:value="0.112720458313" calcext:value-type="float">
            <text:p>0.1127204583</text:p>
          </table:table-cell>
          <table:table-cell office:value-type="float" office:value="0.00202471691227" calcext:value-type="float">
            <text:p>0.0020247169</text:p>
          </table:table-cell>
          <table:table-cell office:value-type="float" office:value="0.00174208195111" calcext:value-type="float">
            <text:p>0.001742082</text:p>
          </table:table-cell>
          <table:table-cell office:value-type="float" office:value="0.000141279674551" calcext:value-type="float">
            <text:p>0.0001412797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0.00363297089434" calcext:value-type="float">
            <text:p>0.0036329709</text:p>
          </table:table-cell>
          <table:table-cell office:value-type="float" office:value="0.000000885241783069" calcext:value-type="float">
            <text:p>8.85E-07</text:p>
          </table:table-cell>
          <table:table-cell office:value-type="float" office:value="0.00000140245308733" calcext:value-type="float">
            <text:p>1.40E-06</text:p>
          </table:table-cell>
          <table:table-cell office:value-type="float" office:value="0.000000119010987337" calcext:value-type="float">
            <text:p>1.19E-07</text:p>
          </table:table-cell>
          <table:table-cell office:value-type="float" office:value="0.552313611767" calcext:value-type="float">
            <text:p>0.5523136118</text:p>
          </table:table-cell>
          <table:table-cell office:value-type="float" office:value="0.0489530950893" calcext:value-type="float">
            <text:p>0.0489530951</text:p>
          </table:table-cell>
          <table:table-cell office:value-type="float" office:value="0.0390259495674" calcext:value-type="float">
            <text:p>0.0390259496</text:p>
          </table:table-cell>
          <table:table-cell office:value-type="float" office:value="0.00125603235268" calcext:value-type="float">
            <text:p>0.0012560324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0.00969028724117" calcext:value-type="float">
            <text:p>0.0096902872</text:p>
          </table:table-cell>
          <table:table-cell office:value-type="float" office:value="0.00000579617808561" calcext:value-type="float">
            <text:p>5.80E-06</text:p>
          </table:table-cell>
          <table:table-cell office:value-type="float" office:value="0.00000719074619371" calcext:value-type="float">
            <text:p>7.19E-06</text:p>
          </table:table-cell>
          <table:table-cell office:value-type="float" office:value="0.00000102434015545" calcext:value-type="float">
            <text:p>1.02E-06</text:p>
          </table:table-cell>
          <table:table-cell office:value-type="float" office:value="1.42421799976" calcext:value-type="float">
            <text:p>1.4242179998</text:p>
          </table:table-cell>
          <table:table-cell office:value-type="float" office:value="0.311789173879" calcext:value-type="float">
            <text:p>0.3117891739</text:p>
          </table:table-cell>
          <table:table-cell office:value-type="float" office:value="0.33192125158" calcext:value-type="float">
            <text:p>0.3319212516</text:p>
          </table:table-cell>
          <table:table-cell table:style-name="ce2" office:value-type="float" office:value="0.0190146536733" calcext:value-type="float">
            <text:p>1.90E-02</text:p>
          </table:table-cell>
        </table:table-row>
        <table:table-row table:style-name="ro1">
          <table:table-cell office:value-type="float" office:value="0.01" calcext:value-type="float">
            <text:p>1.00E-02</text:p>
          </table:table-cell>
          <table:table-cell table:style-name="ce2" office:value-type="float" office:value="0.0125804014621" calcext:value-type="float">
            <text:p>1.26E-02</text:p>
          </table:table-cell>
          <table:table-cell office:value-type="float" office:value="0.0000040611316657" calcext:value-type="float">
            <text:p>4.06E-06</text:p>
          </table:table-cell>
          <table:table-cell office:value-type="float" office:value="0.0000142706321996" calcext:value-type="float">
            <text:p>1.43E-05</text:p>
          </table:table-cell>
          <table:table-cell office:value-type="float" office:value="0.00000288237523627" calcext:value-type="float">
            <text:p>2.88E-06</text:p>
          </table:table-cell>
          <table:table-cell office:value-type="float" office:value="2.07895090308" calcext:value-type="float">
            <text:p>2.0789509031</text:p>
          </table:table-cell>
          <table:table-cell table:style-name="ce2" office:value-type="float" office:value="0.25265439762" calcext:value-type="float">
            <text:p>2.53E-01</text:p>
          </table:table-cell>
          <table:table-cell table:style-name="ce2" office:value-type="float" office:value="0.893148557313" calcext:value-type="float">
            <text:p>8.93E-01</text:p>
          </table:table-cell>
          <table:table-cell table:style-name="ce2" office:value-type="float" office:value="0.0727422595445" calcext:value-type="float">
            <text:p>7.27E-02</text:p>
          </table:table-cell>
        </table:table-row>
        <table:table-row table:style-name="ro1">
          <table:table-cell office:value-type="float" office:value="0.02" calcext:value-type="float">
            <text:p>2.00E-02</text:p>
          </table:table-cell>
          <table:table-cell office:value-type="float" office:value="0.0230228602996" calcext:value-type="float">
            <text:p>0.0230228603</text:p>
          </table:table-cell>
          <table:table-cell office:value-type="float" office:value="0.000012072627015" calcext:value-type="float">
            <text:p>1.21E-05</text:p>
          </table:table-cell>
          <table:table-cell office:value-type="float" office:value="0.0000529123460219" calcext:value-type="float">
            <text:p>5.29E-05</text:p>
          </table:table-cell>
          <table:table-cell office:value-type="float" office:value="0.0000109321599352" calcext:value-type="float">
            <text:p>1.09E-05</text:p>
          </table:table-cell>
          <table:table-cell office:value-type="float" office:value="3.73102189924" calcext:value-type="float">
            <text:p>3.7310218992</text:p>
          </table:table-cell>
          <table:table-cell office:value-type="float" office:value="1.48770296384" calcext:value-type="float">
            <text:p>1.4877029638</text:p>
          </table:table-cell>
          <table:table-cell office:value-type="float" office:value="2.51124067468" calcext:value-type="float">
            <text:p>2.5112406747</text:p>
          </table:table-cell>
          <table:table-cell office:value-type="float" office:value="0.250512661959" calcext:value-type="float">
            <text:p>0.250512662</text:p>
          </table:table-cell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0.0323639246602" calcext:value-type="float">
            <text:p>0.0323639247</text:p>
          </table:table-cell>
          <table:table-cell office:value-type="float" office:value="0.000074002628196" calcext:value-type="float">
            <text:p>7.40E-05</text:p>
          </table:table-cell>
          <table:table-cell office:value-type="float" office:value="0.0000941898154947" calcext:value-type="float">
            <text:p>9.42E-05</text:p>
          </table:table-cell>
          <table:table-cell office:value-type="float" office:value="0.00000944793080457" calcext:value-type="float">
            <text:p>9.45E-06</text:p>
          </table:table-cell>
          <table:table-cell office:value-type="float" office:value="6.29472521233" calcext:value-type="float">
            <text:p>6.2947252123</text:p>
          </table:table-cell>
          <table:table-cell office:value-type="float" office:value="4.77901865258" calcext:value-type="float">
            <text:p>4.7790186526</text:p>
          </table:table-cell>
          <table:table-cell office:value-type="float" office:value="6.65423175268" calcext:value-type="float">
            <text:p>6.6542317527</text:p>
          </table:table-cell>
          <table:table-cell office:value-type="float" office:value="0.238004840282" calcext:value-type="float">
            <text:p>0.2380048403</text:p>
          </table:table-cell>
        </table:table-row>
        <table:table-row table:style-name="ro1">
          <table:table-cell office:value-type="float" office:value="0.04" calcext:value-type="float">
            <text:p>4.00E-02</text:p>
          </table:table-cell>
          <table:table-cell office:value-type="float" office:value="0.0418678757894" calcext:value-type="float">
            <text:p>0.0418678758</text:p>
          </table:table-cell>
          <table:table-cell office:value-type="float" office:value="0.0000629878036388" calcext:value-type="float">
            <text:p>6.30E-05</text:p>
          </table:table-cell>
          <table:table-cell table:style-name="Default" office:value-type="float" office:value="0.000160062905681" calcext:value-type="float">
            <text:p>0.0001600629</text:p>
          </table:table-cell>
          <table:table-cell office:value-type="float" office:value="0.0000339460053854" calcext:value-type="float">
            <text:p>3.39E-05</text:p>
          </table:table-cell>
          <table:table-cell office:value-type="float" office:value="8.01106413161" calcext:value-type="float">
            <text:p>8.0110641316</text:p>
          </table:table-cell>
          <table:table-cell office:value-type="float" office:value="5.293861498" calcext:value-type="float">
            <text:p>5.293861498</text:p>
          </table:table-cell>
          <table:table-cell office:value-type="float" office:value="11.5977105119" calcext:value-type="float">
            <text:p>11.5977105119</text:p>
          </table:table-cell>
          <table:table-cell office:value-type="float" office:value="0.599096125457" calcext:value-type="float">
            <text:p>0.5990961255</text:p>
          </table:table-cell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0.122515357345" calcext:value-type="float">
            <text:p>0.1225153573</text:p>
          </table:table-cell>
          <table:table-cell table:style-name="Default" office:value-type="float" office:value="0.000644520965081" calcext:value-type="float">
            <text:p>0.000644521</text:p>
          </table:table-cell>
          <table:table-cell table:style-name="Default" office:value-type="float" office:value="0.00126945735173" calcext:value-type="float">
            <text:p>0.0012694574</text:p>
          </table:table-cell>
          <table:table-cell table:style-name="Default" office:value-type="float" office:value="0.000189342262119" calcext:value-type="float">
            <text:p>0.0001893423</text:p>
          </table:table-cell>
          <table:table-cell office:value-type="float" office:value="17.0067922297" calcext:value-type="float">
            <text:p>17.0067922297</text:p>
          </table:table-cell>
          <table:table-cell office:value-type="float" office:value="29.0557627115" calcext:value-type="float">
            <text:p>29.0557627115</text:p>
          </table:table-cell>
          <table:table-cell office:value-type="float" office:value="56.8965460383" calcext:value-type="float">
            <text:p>56.8965460383</text:p>
          </table:table-cell>
          <table:table-cell office:value-type="float" office:value="3.90610445023" calcext:value-type="float">
            <text:p>3.9061044502</text:p>
          </table:table-cell>
        </table:table-row>
        <table:table-row table:style-name="ro1">
          <table:table-cell office:value-type="float" office:value="0.06" calcext:value-type="float">
            <text:p>6.00E-02</text:p>
          </table:table-cell>
          <table:table-cell office:value-type="float" office:value="0.0610656695295" calcext:value-type="float">
            <text:p>0.0610656695</text:p>
          </table:table-cell>
          <table:table-cell table:style-name="Default" office:value-type="float" office:value="0.000218944997461" calcext:value-type="float">
            <text:p>0.000218945</text:p>
          </table:table-cell>
          <table:table-cell table:style-name="Default" office:value-type="float" office:value="0.000430371228879" calcext:value-type="float">
            <text:p>0.0004303712</text:p>
          </table:table-cell>
          <table:table-cell table:style-name="Default" office:value-type="float" office:value="0.000104142315461" calcext:value-type="float">
            <text:p>0.0001041423</text:p>
          </table:table-cell>
          <table:table-cell office:value-type="float" office:value="11.3986693301" calcext:value-type="float">
            <text:p>11.3986693301</text:p>
          </table:table-cell>
          <table:table-cell office:value-type="float" office:value="21.4331785352" calcext:value-type="float">
            <text:p>21.4331785352</text:p>
          </table:table-cell>
          <table:table-cell office:value-type="float" office:value="19.2597448218" calcext:value-type="float">
            <text:p>19.2597448218</text:p>
          </table:table-cell>
          <table:table-cell office:value-type="float" office:value="1.35944238035" calcext:value-type="float">
            <text:p>1.3594423804</text:p>
          </table:table-cell>
        </table:table-row>
        <table:table-row table:style-name="ro1">
          <table:table-cell office:value-type="float" office:value="0.07" calcext:value-type="float">
            <text:p>7.00E-02</text:p>
          </table:table-cell>
          <table:table-cell office:value-type="float" office:value="1.06633696486" calcext:value-type="float">
            <text:p>1.0663369649</text:p>
          </table:table-cell>
          <table:table-cell table:style-name="Default" office:value-type="float" office:value="0.00744806033148" calcext:value-type="float">
            <text:p>0.0074480603</text:p>
          </table:table-cell>
          <table:table-cell table:style-name="Default" office:value-type="float" office:value="0.087587162677" calcext:value-type="float">
            <text:p>0.0875871627</text:p>
          </table:table-cell>
          <table:table-cell table:style-name="Default" office:value-type="float" office:value="0.0170666387858" calcext:value-type="float">
            <text:p>0.0170666388</text:p>
          </table:table-cell>
          <table:table-cell office:value-type="float" office:value="103.116565363" calcext:value-type="float">
            <text:p>103.116565363</text:p>
          </table:table-cell>
          <table:table-cell office:value-type="float" office:value="607.946225447" calcext:value-type="float">
            <text:p>607.946225447</text:p>
          </table:table-cell>
          <table:table-cell office:value-type="float" office:value="2268.52105283" calcext:value-type="float">
            <text:p>2268.52105283</text:p>
          </table:table-cell>
          <table:table-cell office:value-type="float" office:value="402.467235783" calcext:value-type="float">
            <text:p>402.467235783</text:p>
          </table:table-cell>
        </table:table-row>
        <table:table-row table:style-name="ro1">
          <table:table-cell office:value-type="float" office:value="0.08" calcext:value-type="float">
            <text:p>8.00E-02</text:p>
          </table:table-cell>
          <table:table-cell office:value-type="float" office:value="0.944565454008" calcext:value-type="float">
            <text:p>0.944565454</text:p>
          </table:table-cell>
          <table:table-cell table:style-name="Default" office:value-type="float" office:value="0.00964094601421" calcext:value-type="float">
            <text:p>0.009640946</text:p>
          </table:table-cell>
          <table:table-cell table:style-name="Default" office:value-type="float" office:value="0.0717346910643" calcext:value-type="float">
            <text:p>0.0717346911</text:p>
          </table:table-cell>
          <table:table-cell table:style-name="Default" office:value-type="float" office:value="0.0148529844289" calcext:value-type="float">
            <text:p>0.0148529844</text:p>
          </table:table-cell>
          <table:table-cell office:value-type="float" office:value="107.686425531" calcext:value-type="float">
            <text:p>107.686425531</text:p>
          </table:table-cell>
          <table:table-cell office:value-type="float" office:value="1393.90372798" calcext:value-type="float">
            <text:p>1393.90372798</text:p>
          </table:table-cell>
          <table:table-cell office:value-type="float" office:value="2260.62430405" calcext:value-type="float">
            <text:p>2260.62430405</text:p>
          </table:table-cell>
          <table:table-cell office:value-type="float" office:value="164.909154505" calcext:value-type="float">
            <text:p>164.909154505</text:p>
          </table:table-cell>
        </table:table-row>
        <table:table-row table:style-name="ro1">
          <table:table-cell office:value-type="float" office:value="0.09" calcext:value-type="float">
            <text:p>9.00E-02</text:p>
          </table:table-cell>
          <table:table-cell office:value-type="float" office:value="3.32210752757" calcext:value-type="float">
            <text:p>3.3221075276</text:p>
          </table:table-cell>
          <table:table-cell table:style-name="Default" office:value-type="float" office:value="0.224563188709" calcext:value-type="float">
            <text:p>0.2245631887</text:p>
          </table:table-cell>
          <table:table-cell table:style-name="Default" office:value-type="float" office:value="1.05038297399" calcext:value-type="float">
            <text:p>1.050382974</text:p>
          </table:table-cell>
          <table:table-cell table:style-name="Default" office:value-type="float" office:value="0.246996836474" calcext:value-type="float">
            <text:p>0.2469968365</text:p>
          </table:table-cell>
          <table:table-cell office:value-type="float" office:value="505.139812944" calcext:value-type="float">
            <text:p>505.139812944</text:p>
          </table:table-cell>
          <table:table-cell office:value-type="float" office:value="38752.7196626" calcext:value-type="float">
            <text:p>38752.7196626</text:p>
          </table:table-cell>
          <table:table-cell office:value-type="float" office:value="45348.4413465" calcext:value-type="float">
            <text:p>45348.4413465</text:p>
          </table:table-cell>
          <table:table-cell office:value-type="float" office:value="3213.78863705" calcext:value-type="float">
            <text:p>3213.78863705</text:p>
          </table:table-cell>
        </table:table-row>
        <table:table-row table:style-name="ro1">
          <table:table-cell office:value-type="float" office:value="0.1" calcext:value-type="float">
            <text:p>1.00E-01</text:p>
          </table:table-cell>
          <table:table-cell office:value-type="float" office:value="0.354560711059" calcext:value-type="float">
            <text:p>0.3545607111</text:p>
          </table:table-cell>
          <table:table-cell table:style-name="Default" office:value-type="float" office:value="0.00472052531809" calcext:value-type="float">
            <text:p>0.0047205253</text:p>
          </table:table-cell>
          <table:table-cell table:style-name="Default" office:value-type="float" office:value="0.0138651508555" calcext:value-type="float">
            <text:p>0.0138651509</text:p>
          </table:table-cell>
          <table:table-cell table:style-name="Default" office:value-type="float" office:value="0.00364234759767" calcext:value-type="float">
            <text:p>0.0036423476</text:p>
          </table:table-cell>
          <table:table-cell office:value-type="float" office:value="58.9798927209" calcext:value-type="float">
            <text:p>58.9798927209</text:p>
          </table:table-cell>
          <table:table-cell office:value-type="float" office:value="676.487341388" calcext:value-type="float">
            <text:p>676.487341388</text:p>
          </table:table-cell>
          <table:table-cell office:value-type="float" office:value="462.865364" calcext:value-type="float">
            <text:p>462.865364</text:p>
          </table:table-cell>
          <table:table-cell office:value-type="float" office:value="46.1887724126" calcext:value-type="float">
            <text:p>46.1887724126</text:p>
          </table:table-cell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error = part - mono'.A3:'error = part - mono'.I1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error = part - part'.A2:'error = part - part'.I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0:43:37.668680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0T10:50:56.059406357</dc:date>
    <meta:editing-duration>P1DT2H27M18S</meta:editing-duration>
    <meta:editing-cycles>11</meta:editing-cycles>
    <meta:generator>LibreOffice/5.1.6.2$Linux_X86_64 LibreOffice_project/10m0$Build-2</meta:generator>
    <meta:document-statistic meta:table-count="4" meta:cell-count="37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766cm" svg:height="16.231cm" xlink:href=".." xlink:type="simple" chart:class="chart:scatter" chart:style-name="ch1">
        <chart:title svg:x="2.746cm" svg:y="0.194cm" chart:style-name="ch2">
          <text:p>Error in displacements vs. coupling convergence criterion</text:p>
        </chart:title>
        <chart:legend svg:x="21.56cm" svg:y="7.055cm" style:legend-expansion="custom" chartooo:width="5.013cm" chartooo:height="2.065cm" style:legend-expansion-aspect-ratio="2.42760290556901" chart:style-name="ch3"/>
        <chart:plot-area chart:style-name="ch4" table:cell-range-address="'error = part - mono'.A3:'error = part - mono'.B17 'error = part - mono'.A21:'error = part - mono'.A21 'error = part - mono'.A24:'error = part - mono'.A24 'error = part - mono'.M11:'error = part - mono'.M20" chart:data-source-has-labels="row" svg:x="1.546cm" svg:y="1.589cm" svg:width="20.704cm" svg:height="13.335cm">
          <chartooo:coordinate-region svg:x="2.644cm" svg:y="1.788cm" svg:width="18.916cm" svg:height="12.489cm"/>
          <chart:axis chart:dimension="x" chart:name="primary-x" chart:style-name="ch5">
            <chart:title svg:x="8.768cm" svg:y="14.987cm" chart:style-name="ch6">
              <text:p>Convergence Limit</text:p>
            </chart:title>
          </chart:axis>
          <chart:axis chart:dimension="y" chart:name="primary-y" chart:style-name="ch7">
            <chart:title svg:x="0cm" svg:y="11.161cm" chart:style-name="ch8">
              <text:p>L_2 norm of error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'error = part - mono'.B3:'error = part - mono'.B17" chart:label-cell-address="'error = part - mono'.A21:'error = part - mono'.A21" chart:class="chart:scatter">
            <chart:domain table:cell-range-address="'error = part - mono'.A3:'error = part - mono'.A17"/>
            <chart:data-point chart:repeated="15"/>
          </chart:series>
          <chart:series chart:style-name="ch12" chart:values-cell-range-address="'error = part - mono'.M11:'error = part - mono'.M20" chart:label-cell-address="'error = part - mono'.A24:'error = part - mono'.A24" chart:class="chart:scatter">
            <chart:domain table:cell-range-address="'error = part - mono'.L11:'error = part - mono'.L20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Δt = 10⁻²</text:p>
                <draw:g>
                  <svg:desc>'error = part - mono'.A21:'error = part - mono'.A2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Δt = 5 · 10⁻³</text:p>
                <draw:g>
                  <svg:desc>'error = part - mono'.A24:'error = part - mono'.A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1">
                <text:p>0.00000001</text:p>
                <draw:g>
                  <svg:desc>'error = part - mono'.A3:'error = part - mono'.A17</svg:desc>
                </draw:g>
              </table:table-cell>
              <table:table-cell office:value-type="float" office:value="0.0545985499474">
                <text:p>0.0545985499474</text:p>
                <draw:g>
                  <svg:desc>'error = part - mono'.B3:'error = part - mono'.B17</svg:desc>
                </draw:g>
              </table:table-cell>
              <table:table-cell office:value-type="float" office:value="0.01">
                <text:p>0.01</text:p>
                <draw:g>
                  <svg:desc>'error = part - mono'.L11:'error = part - mono'.L20</svg:desc>
                </draw:g>
              </table:table-cell>
              <table:table-cell office:value-type="float" office:value="0.00672971739806">
                <text:p>0.00672971739806</text:p>
                <draw:g>
                  <svg:desc>'error = part - mono'.M11:'error = part - mono'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545985643051">
                <text:p>0.0545985643051</text:p>
              </table:table-cell>
              <table:table-cell office:value-type="float" office:value="0.001">
                <text:p>0.001</text:p>
              </table:table-cell>
              <table:table-cell office:value-type="float" office:value="0.00665254645801">
                <text:p>0.00665254645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">
                <text:p>0.000001</text:p>
              </table:table-cell>
              <table:table-cell office:value-type="float" office:value="0.054598541238">
                <text:p>0.054598541238</text:p>
              </table:table-cell>
              <table:table-cell office:value-type="float" office:value="0.0001">
                <text:p>0.0001</text:p>
              </table:table-cell>
              <table:table-cell office:value-type="float" office:value="0.00668596320907">
                <text:p>0.00668596320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">
                <text:p>0.00001</text:p>
              </table:table-cell>
              <table:table-cell office:value-type="float" office:value="0.0546006916542">
                <text:p>0.0546006916542</text:p>
              </table:table-cell>
              <table:table-cell office:value-type="float" office:value="0.00001">
                <text:p>0.00001</text:p>
              </table:table-cell>
              <table:table-cell office:value-type="float" office:value="0.00668676632239">
                <text:p>0.00668676632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0.0545552139203">
                <text:p>0.05455521392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668671891485">
                <text:p>0.00668671891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">
                <text:p>0.001</text:p>
              </table:table-cell>
              <table:table-cell office:value-type="float" office:value="0.0541710389802">
                <text:p>0.0541710389802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668670078945">
                <text:p>0.00668670078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0537179300401">
                <text:p>0.0537179300401</text:p>
              </table:table-cell>
              <table:table-cell office:value-type="float" office:value="0.02">
                <text:p>0.02</text:p>
              </table:table-cell>
              <table:table-cell office:value-type="float" office:value="0.00719713061167">
                <text:p>0.00719713061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">
                <text:p>0.02</text:p>
              </table:table-cell>
              <table:table-cell office:value-type="float" office:value="0.0576454231232">
                <text:p>0.0576454231232</text:p>
              </table:table-cell>
              <table:table-cell office:value-type="float" office:value="0.03">
                <text:p>0.03</text:p>
              </table:table-cell>
              <table:table-cell office:value-type="float" office:value="0.814853899363">
                <text:p>0.814853899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">
                <text:p>0.03</text:p>
              </table:table-cell>
              <table:table-cell office:value-type="float" office:value="0.0590284678207">
                <text:p>0.0590284678207</text:p>
              </table:table-cell>
              <table:table-cell office:value-type="float" office:value="0.04">
                <text:p>0.04</text:p>
              </table:table-cell>
              <table:table-cell office:value-type="float" office:value="0.0361234222038">
                <text:p>0.03612342220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0.0663534270307">
                <text:p>0.0663534270307</text:p>
              </table:table-cell>
              <table:table-cell office:value-type="float" office:value="0.05">
                <text:p>0.05</text:p>
              </table:table-cell>
              <table:table-cell office:value-type="float" office:value="3.82224210067">
                <text:p>3.82224210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0.112385438774">
                <text:p>0.1123854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">
                <text:p>0.06</text:p>
              </table:table-cell>
              <table:table-cell office:value-type="float" office:value="0.0774506377623">
                <text:p>0.0774506377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">
                <text:p>0.07</text:p>
              </table:table-cell>
              <table:table-cell office:value-type="float" office:value="1.06767541224">
                <text:p>1.0676754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946023837217">
                <text:p>0.946023837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3.32247468024">
                <text:p>3.32247468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scatter" chart:style-name="ch1">
        <chart:title svg:x="1.323cm" svg:y="0.316cm" chart:style-name="ch2">
          <text:p>Error in displacements vs. coupling convergence limit (subsample)</text:p>
        </chart:title>
        <chart:legend chart:legend-position="end" svg:x="13.753cm" svg:y="4.203cm" style:legend-expansion="high" chart:style-name="ch3"/>
        <chart:plot-area chart:style-name="ch4" table:cell-range-address="'error = part - mono'.A9:'error = part - mono'.B18 'error = part - mono'.B1:'error = part - mono'.B1" chart:data-source-has-labels="row" svg:x="1.331cm" svg:y="1.301cm" svg:width="12.102cm" svg:height="6.543cm">
          <chartooo:coordinate-region svg:x="2.02cm" svg:y="1.5cm" svg:width="10.724cm" svg:height="5.697cm"/>
          <chart:axis chart:dimension="x" chart:name="primary-x" chart:style-name="ch5">
            <chart:title svg:x="5.962cm" svg:y="8.024cm" chart:style-name="ch6">
              <text:p>Convergence Limit</text:p>
            </chart:title>
          </chart:axis>
          <chart:axis chart:dimension="y" chart:name="primary-y" chart:style-name="ch7">
            <chart:title svg:x="0.451cm" svg:y="5.873cm" chart:style-name="ch8">
              <text:p>L_2 norm of error</text:p>
            </chart:title>
          </chart:axis>
          <chart:series chart:style-name="ch9" chart:values-cell-range-address="'error = part - mono'.B9:'error = part - mono'.B18" chart:label-cell-address="'error = part - mono'.B1:'error = part - mono'.B1" chart:class="chart:scatter">
            <chart:domain table:cell-range-address="'error = part - mono'.A9:'error = part - mono'.A1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_disp</text:p>
                <draw:g>
                  <svg:desc>'error = part - mono'.B1:'error = part - mono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error = part - mono'.A9:'error = part - mono'.A18</svg:desc>
                </draw:g>
              </table:table-cell>
              <table:table-cell office:value-type="float" office:value="0.0537179300401">
                <text:p>0.0537179300401</text:p>
                <draw:g>
                  <svg:desc>'error = part - mono'.B9:'error = part - mono'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576454231232">
                <text:p>0.0576454231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590284678207">
                <text:p>0.0590284678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663534270307">
                <text:p>0.0663534270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112385438774">
                <text:p>0.112385438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774506377623">
                <text:p>0.0774506377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1.06767541224">
                <text:p>1.06767541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946023837217">
                <text:p>0.946023837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3.32247468024">
                <text:p>3.32247468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357247462918">
                <text:p>0.357247462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title svg:x="3.413cm" svg:y="0.316cm" chart:style-name="ch2">
          <text:p>Error in forces vs. coupling convergence limit</text:p>
        </chart:title>
        <chart:legend chart:legend-position="end" svg:x="13.594cm" svg:y="4.203cm" style:legend-expansion="high" chart:style-name="ch3"/>
        <chart:plot-area chart:style-name="ch4" table:cell-range-address="'error = part - mono'.A3:'error = part - mono'.A17 'error = part - mono'.F1:'error = part - mono'.F1 'error = part - mono'.F3:'error = part - mono'.F17" chart:data-source-has-labels="row" svg:x="1.255cm" svg:y="1.275cm" svg:width="9.887cm" svg:height="6.568cm">
          <chartooo:coordinate-region svg:x="2.247cm" svg:y="1.474cm" svg:width="8.152cm" svg:height="5.722cm"/>
          <chart:axis chart:dimension="x" chart:name="primary-x" chart:style-name="ch5">
            <chart:title svg:x="4.778cm" svg:y="8.023cm" chart:style-name="ch6">
              <text:p>Convergence Limit</text:p>
            </chart:title>
          </chart:axis>
          <chart:axis chart:dimension="y" chart:name="primary-y" chart:style-name="ch7">
            <chart:title svg:x="0.376cm" svg:y="5.86cm" chart:style-name="ch8">
              <text:p>L_2 norm of error</text:p>
            </chart:title>
          </chart:axis>
          <chart:series chart:style-name="ch9" chart:values-cell-range-address="'error = part - mono'.F3:'error = part - mono'.F17" chart:label-cell-address="'error = part - mono'.F1:'error = part - mono'.F1" chart:class="chart:scatter">
            <chart:domain table:cell-range-address="'error = part - mono'.A3:'error = part - mono'.A17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_force</text:p>
                <draw:g>
                  <svg:desc>'error = part - mono'.F1:'error = part - mono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1">
                <text:p>0.00000001</text:p>
                <draw:g>
                  <svg:desc>'error = part - mono'.A3:'error = part - mono'.A17</svg:desc>
                </draw:g>
              </table:table-cell>
              <table:table-cell office:value-type="float" office:value="6.33402872146">
                <text:p>6.33402872146</text:p>
                <draw:g>
                  <svg:desc>'error = part - mono'.F3:'error = part - mono'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1">
                <text:p>0.0000001</text:p>
              </table:table-cell>
              <table:table-cell office:value-type="float" office:value="6.33403088504">
                <text:p>6.33403088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">
                <text:p>0.000001</text:p>
              </table:table-cell>
              <table:table-cell office:value-type="float" office:value="6.33402692473">
                <text:p>6.334026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">
                <text:p>0.00001</text:p>
              </table:table-cell>
              <table:table-cell office:value-type="float" office:value="6.33380744015">
                <text:p>6.33380744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6.33104715519">
                <text:p>6.33104715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">
                <text:p>0.001</text:p>
              </table:table-cell>
              <table:table-cell office:value-type="float" office:value="6.32598871746">
                <text:p>6.32598871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6.29185485886">
                <text:p>6.29185485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">
                <text:p>0.02</text:p>
              </table:table-cell>
              <table:table-cell office:value-type="float" office:value="6.43024179201">
                <text:p>6.43024179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">
                <text:p>0.03</text:p>
              </table:table-cell>
              <table:table-cell office:value-type="float" office:value="7.38483795321">
                <text:p>7.38483795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8.66002577292">
                <text:p>8.66002577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16.7073392166">
                <text:p>16.7073392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">
                <text:p>0.06</text:p>
              </table:table-cell>
              <table:table-cell office:value-type="float" office:value="11.8757554152">
                <text:p>11.8757554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">
                <text:p>0.07</text:p>
              </table:table-cell>
              <table:table-cell office:value-type="float" office:value="102.952823025">
                <text:p>102.952823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107.52243015">
                <text:p>107.52243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505.135962328">
                <text:p>505.1359623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title svg:x="2.116cm" svg:y="0.316cm" chart:style-name="ch2">
          <text:p>Error in forces vs. coupling convergence limit (subsample)</text:p>
        </chart:title>
        <chart:legend chart:legend-position="end" svg:x="13.594cm" svg:y="4.203cm" style:legend-expansion="high" chart:style-name="ch3"/>
        <chart:plot-area chart:style-name="ch4" table:cell-range-address="'error = part - mono'.A9:'error = part - mono'.A18 'error = part - mono'.F1:'error = part - mono'.F1 'error = part - mono'.F9:'error = part - mono'.F18" chart:data-source-has-labels="row" svg:x="1.33cm" svg:y="1.301cm" svg:width="11.945cm" svg:height="6.543cm">
          <chartooo:coordinate-region svg:x="2.321cm" svg:y="1.5cm" svg:width="10.264cm" svg:height="5.697cm"/>
          <chart:axis chart:dimension="x" chart:name="primary-x" chart:style-name="ch5">
            <chart:title svg:x="5.882cm" svg:y="8.024cm" chart:style-name="ch6">
              <text:p>Convergence Limit</text:p>
            </chart:title>
          </chart:axis>
          <chart:axis chart:dimension="y" chart:name="primary-y" chart:style-name="ch7">
            <chart:title svg:x="0.451cm" svg:y="5.873cm" chart:style-name="ch8">
              <text:p>L_2 norm of error</text:p>
            </chart:title>
          </chart:axis>
          <chart:series chart:style-name="ch9" chart:values-cell-range-address="'error = part - mono'.F9:'error = part - mono'.F18" chart:label-cell-address="'error = part - mono'.F1:'error = part - mono'.F1" chart:class="chart:scatter">
            <chart:domain table:cell-range-address="'error = part - mono'.A9:'error = part - mono'.A1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_force</text:p>
                <draw:g>
                  <svg:desc>'error = part - mono'.F1:'error = part - mono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error = part - mono'.A9:'error = part - mono'.A18</svg:desc>
                </draw:g>
              </table:table-cell>
              <table:table-cell office:value-type="float" office:value="6.29185485886">
                <text:p>6.29185485886</text:p>
                <draw:g>
                  <svg:desc>'error = part - mono'.F9:'error = part - mono'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6.43024179201">
                <text:p>6.4302417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7.38483795321">
                <text:p>7.3848379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8.66002577292">
                <text:p>8.66002577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6.7073392166">
                <text:p>16.7073392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11.8757554152">
                <text:p>11.8757554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102.952823025">
                <text:p>102.952823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107.52243015">
                <text:p>107.52243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505.135962328">
                <text:p>505.135962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59.0616985481">
                <text:p>59.06169854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9cm" svg:y="0.316cm" chart:style-name="ch2">
          <text:p>error-offset</text:p>
        </chart:title>
        <chart:plot-area chart:style-name="ch3" table:cell-range-address="'error = part - mono'.A73:'error = part - mono'.A82 'error = part - mono'.B72:'error = part - mono'.B81" svg:x="1.331cm" svg:y="1.301cm" svg:width="14.349cm" svg:height="6.538cm">
          <chartooo:coordinate-region svg:x="2.614cm" svg:y="1.5cm" svg:width="12.735cm" svg:height="5.692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4.971cm" chart:style-name="ch7">
              <text:p>error</text:p>
            </chart:title>
          </chart:axis>
          <chart:series chart:style-name="ch8" chart:values-cell-range-address="'error = part - mono'.B72:'error = part - mono'.B81" chart:class="chart:scatter">
            <chart:domain table:cell-range-address="'error = part - mono'.A73:'error = part - mono'.A82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1">
                <text:p>0.0000001</text:p>
                <draw:g>
                  <svg:desc>'error = part - mono'.A73:'error = part - mono'.A82</svg:desc>
                </draw:g>
              </table:table-cell>
              <table:table-cell office:value-type="float" office:value="0.000880619907299998">
                <text:p>0.000880619907299998</text:p>
                <draw:g>
                  <svg:desc>'error = part - mono'.B72:'error = part - mono'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880634264999999">
                <text:p>0.000880634264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000880611197899998">
                <text:p>0.0008806111978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0.000882761614099996">
                <text:p>0.000882761614099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00837283880199997">
                <text:p>0.000837283880199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000453108940099999">
                <text:p>0.0004531089400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.0039274930831">
                <text:p>0.0039274930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0.0053105377806">
                <text:p>0.0053105377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126354969906">
                <text:p>0.01263549699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Error in displacements vs. convergence limit (log-log)</text:p>
        </chart:title>
        <chart:plot-area chart:style-name="ch3" table:cell-range-address="'error = part - part'.A3:'error = part - part'.B17 'error = part - part'.B1:'error = part - part'.B1" chart:data-source-has-labels="row" svg:x="1.331cm" svg:y="1.301cm" svg:width="14.349cm" svg:height="6.538cm">
          <chartooo:coordinate-region svg:x="2.958cm" svg:y="1.5cm" svg:width="11.926cm" svg:height="5.692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4">
            <chart:title svg:x="0.451cm" svg:y="5.778cm" chart:style-name="ch6">
              <text:p>L2 norm of error</text:p>
            </chart:title>
          </chart:axis>
          <chart:series chart:style-name="ch7" chart:values-cell-range-address="'error = part - part'.B3:'error = part - part'.B17" chart:label-cell-address="'error = part - part'.B1:'error = part - part'.B1" chart:class="chart:scatter">
            <chart:domain table:cell-range-address="'error = part - part'.A3:'error = part - part'.A1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_disp</text:p>
                <draw:g>
                  <svg:desc>'error = part - part'.B1:'error = part - par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1">
                <text:p>0.0000001</text:p>
                <draw:g>
                  <svg:desc>'error = part - part'.A3:'error = part - part'.A17</svg:desc>
                </draw:g>
              </table:table-cell>
              <table:table-cell office:value-type="float" office:value="0.0000715729368679">
                <text:p>0.0000715729368679</text:p>
                <draw:g>
                  <svg:desc>'error = part - part'.B3:'error = part - part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275253733668">
                <text:p>0.000275253733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000859290660941">
                <text:p>0.000859290660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0.00363297089434">
                <text:p>0.00363297089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0969028724117">
                <text:p>0.00969028724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0125804014621">
                <text:p>0.0125804014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0230228602996">
                <text:p>0.0230228602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.0323639246602">
                <text:p>0.0323639246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0.0418678757894">
                <text:p>0.0418678757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122515357345">
                <text:p>0.122515357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.0610656695295">
                <text:p>0.0610656695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">
                <text:p>0.07</text:p>
              </table:table-cell>
              <table:table-cell office:value-type="float" office:value="1.06633696486">
                <text:p>1.06633696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944565454008">
                <text:p>0.944565454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">
                <text:p>0.09</text:p>
              </table:table-cell>
              <table:table-cell office:value-type="float" office:value="3.32210752757">
                <text:p>3.32210752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">
                <text:p>0.1</text:p>
              </table:table-cell>
              <table:table-cell office:value-type="float" office:value="0.354560711059">
                <text:p>0.3545607110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74cm" svg:y="0.424cm" chart:style-name="ch2">
          <text:p>Error in displacements vs. convergence limit  (subsample 1) (log-log)</text:p>
        </chart:title>
        <chart:plot-area chart:style-name="ch3" table:cell-range-address="'error = part - part'.A3:'error = part - part'.B8 'error = part - part'.B1:'error = part - part'.B1" chart:data-source-has-labels="row" svg:x="1.331cm" svg:y="1.301cm" svg:width="14.349cm" svg:height="6.538cm">
          <chartooo:coordinate-region svg:x="2.958cm" svg:y="1.5cm" svg:width="11.926cm" svg:height="5.692cm"/>
          <chart:axis chart:dimension="x" chart:name="primary-x" chart:style-name="ch4">
            <chart:title svg:x="7.72cm" svg:y="8.019cm" chart:style-name="ch5">
              <text:p>conv_limit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5.778cm" chart:style-name="ch8">
              <text:p>L2 norm of error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error = part - part'.B3:'error = part - part'.B8" chart:label-cell-address="'error = part - part'.B1:'error = part - part'.B1" chart:class="chart:scatter">
            <chart:domain table:cell-range-address="'error = part - part'.A3:'error = part - part'.A8"/>
            <chart:regression-curve chart:style-name="ch10">
              <chart:equation chart:display-equation="true" chart:display-r-square="true"/>
            </chart:regression-curve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_disp</text:p>
                <draw:g>
                  <svg:desc>'error = part - part'.B1:'error = part - par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1">
                <text:p>0.0000001</text:p>
                <draw:g>
                  <svg:desc>'error = part - part'.A3:'error = part - part'.A8</svg:desc>
                </draw:g>
              </table:table-cell>
              <table:table-cell office:value-type="float" office:value="0.0000715729368679">
                <text:p>0.0000715729368679</text:p>
                <draw:g>
                  <svg:desc>'error = part - part'.B3:'error = part - part'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275253733668">
                <text:p>0.000275253733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000859290660941">
                <text:p>0.000859290660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0.00363297089434">
                <text:p>0.00363297089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0969028724117">
                <text:p>0.00969028724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0125804014621">
                <text:p>0.01258040146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359cm" svg:y="0.32cm" chart:style-name="ch2">
          <text:p>Error in displacements vs. convergence limit  (subsample 2) (log-log)</text:p>
        </chart:title>
        <chart:plot-area chart:style-name="ch3" table:cell-range-address="'error = part - part'.A9:'error = part - part'.B17 'error = part - part'.B1:'error = part - part'.B1" chart:data-source-has-labels="row" svg:x="1.331cm" svg:y="1.301cm" svg:width="14.349cm" svg:height="6.538cm">
          <chartooo:coordinate-region svg:x="2.243cm" svg:y="1.5cm" svg:width="12.748cm" svg:height="5.692cm"/>
          <chart:axis chart:dimension="x" chart:name="primary-x" chart:style-name="ch4">
            <chart:title svg:x="7.72cm" svg:y="8.019cm" chart:style-name="ch5">
              <text:p>conv_limit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778cm" chart:style-name="ch9">
              <text:p>L2 norm of error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error = part - part'.B9:'error = part - part'.B17" chart:label-cell-address="'error = part - part'.B1:'error = part - part'.B1" chart:class="chart:scatter">
            <chart:domain table:cell-range-address="'error = part - part'.A9:'error = part - part'.A17"/>
            <chart:regression-curve chart:style-name="ch11">
              <chart:equation chart:display-equation="true" chart:display-r-square="true"/>
            </chart:regression-curve>
            <chart:data-point chart:repeated="4"/>
            <chart:data-point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_disp</text:p>
                <draw:g>
                  <svg:desc>'error = part - part'.B1:'error = part - par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'error = part - part'.A9:'error = part - part'.A17</svg:desc>
                </draw:g>
              </table:table-cell>
              <table:table-cell office:value-type="float" office:value="0.0230228602996">
                <text:p>0.0230228602996</text:p>
                <draw:g>
                  <svg:desc>'error = part - part'.B9:'error = part - part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0323639246602">
                <text:p>0.0323639246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418678757894">
                <text:p>0.0418678757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0.122515357345">
                <text:p>0.122515357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">
                <text:p>0.06</text:p>
              </table:table-cell>
              <table:table-cell office:value-type="float" office:value="0.0610656695295">
                <text:p>0.0610656695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">
                <text:p>0.07</text:p>
              </table:table-cell>
              <table:table-cell office:value-type="float" office:value="1.06633696486">
                <text:p>1.06633696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">
                <text:p>0.08</text:p>
              </table:table-cell>
              <table:table-cell office:value-type="float" office:value="0.944565454008">
                <text:p>0.944565454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">
                <text:p>0.09</text:p>
              </table:table-cell>
              <table:table-cell office:value-type="float" office:value="3.32210752757">
                <text:p>3.32210752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354560711059">
                <text:p>0.3545607110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